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7294" officeooo:paragraph-rsid="001372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/>
      <text:p text:style-name="P1">a) Falsch</text:p>
      <text:p text:style-name="P1"/>
      <text:p text:style-name="P1">b) Richtig</text:p>
      <text:p text:style-name="P1"/>
      <text:p text:style-name="P1">c) Richtig</text:p>
      <text:p text:style-name="P1"/>
      <text:p text:style-name="P1">d) Falsch</text:p>
      <text:p text:style-name="P1"/>
      <text:p text:style-name="P1">e) Richtig</text:p>
      <text:p text:style-name="P1"/>
      <text:p text:style-name="P1">f) Richtig</text:p>
      <text:p text:style-name="P1"/>
      <text:p text:style-name="P1">g) Richt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08:02:17.573000000</meta:creation-date>
    <dc:date>2021-03-02T08:05:16.027000000</dc:date>
    <meta:editing-duration>PT2M59S</meta:editing-duration>
    <meta:editing-cycles>1</meta:editing-cycles>
    <meta:document-statistic meta:table-count="0" meta:image-count="0" meta:object-count="0" meta:page-count="1" meta:paragraph-count="8" meta:word-count="16" meta:character-count="77" meta:non-whitespace-character-count="69"/>
    <meta:generator>LibreOffice/6.2.2.2$Windows_X86_64 LibreOffice_project/2b840030fec2aae0fd2658d8d4f9548af4e3518d</meta:generator>
  </office:meta>
</office:document-meta>
</file>